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83e" officeooo:paragraph-rsid="001b28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3p-0699</text:p>
      <text:p text:style-name="P1">Asad Ali</text:p>
      <text:p text:style-name="P1">BCS-1C</text:p>
      <text:p text:style-name="P1"/>
      <text:p text:style-name="P1"/>
      <text:p text:style-name="P1">#include &lt;stdio.h&gt;</text:p>
      <text:p text:style-name="P1"/>
      <text:p text:style-name="P1">// Define Your both functions here<text:tab/></text:p>
      <text:p text:style-name="P1">int openLocks(int number_of_lockers,int number_of_students)</text:p>
      <text:p text:style-name="P1">{<text:tab/></text:p>
      <text:p text:style-name="P1"><text:tab/>int a=1,i=1,counter=0;</text:p>
      <text:p text:style-name="P1"><text:tab/>while(a&lt;number_of_lockers){</text:p>
      <text:p text:style-name="P1"><text:tab/>a=i*i;</text:p>
      <text:p text:style-name="P1"><text:tab/>i++;</text:p>
      <text:p text:style-name="P1"><text:tab/>counter++;</text:p>
      <text:p text:style-name="P1"/>
      <text:p text:style-name="P1">}</text:p>
      <text:p text:style-name="P1"><text:tab/>return counter;</text:p>
      <text:p text:style-name="P1">}</text:p>
      <text:p text:style-name="P1">int mostTouchableLocker(int number_of_lockers,int number_of_students)</text:p>
      <text:p text:style-name="P1">{</text:p>
      <text:p text:style-name="P1"/>
      <text:p text:style-name="P1">}</text:p>
      <text:p text:style-name="P1">int openLocks_t3(int number_of_lockers,int number_of_students)</text:p>
      <text:p text:style-name="P1">{</text:p>
      <text:p text:style-name="P1"><text:tab/>int count=0,lockers;</text:p>
      <text:p text:style-name="P1"><text:tab/>for(int i=1;i&lt;=number_of_students;i++){</text:p>
      <text:p text:style-name="P1"><text:tab/>int a=1,f=0;</text:p>
      <text:p text:style-name="P1"><text:tab/>while(a&lt;=i){</text:p>
      <text:p text:style-name="P1"><text:tab/>if(i%a==0)</text:p>
      <text:p text:style-name="P1"><text:tab/>{</text:p>
      <text:p text:style-name="P1"><text:tab/>f++;</text:p>
      <text:p text:style-name="P1"><text:tab/>}</text:p>
      <text:p text:style-name="P1"><text:tab/>a++;}</text:p>
      <text:p text:style-name="P1"><text:tab/>if(f==2){</text:p>
      <text:p text:style-name="P1"><text:tab/>count++;}</text:p>
      <text:p text:style-name="P1"><text:tab/>}</text:p>
      <text:p text:style-name="P1"><text:tab/>lockers=number_of_students-count;</text:p>
      <text:p text:style-name="P1"><text:tab/>return lockers;</text:p>
      <text:p text:style-name="P1">}</text:p>
      <text:p text:style-name="P1">int openLocks_t4(int number_of_lockers,int number_of_students)</text:p>
      <text:p text:style-name="P1">{</text:p>
      <text:p text:style-name="P1"><text:tab/>int count=0,lockers;</text:p>
      <text:p text:style-name="P1"><text:tab/>for(int i=1;i&lt;=number_of_students;i++){</text:p>
      <text:p text:style-name="P1"><text:tab/>int a=1,f=0;</text:p>
      <text:p text:style-name="P1"><text:tab/>while(a&lt;=i){</text:p>
      <text:p text:style-name="P1"><text:tab/>if(i%a==0)</text:p>
      <text:p text:style-name="P1"><text:tab/>{</text:p>
      <text:p text:style-name="P1"><text:tab/>f++;</text:p>
      <text:p text:style-name="P1"><text:tab/>}</text:p>
      <text:p text:style-name="P1"><text:tab/>a++;}</text:p>
      <text:p text:style-name="P1"><text:tab/>if(f==2){</text:p>
      <text:p text:style-name="P1"><text:soft-page-break/><text:tab/>count++;}</text:p>
      <text:p text:style-name="P1"><text:tab/>}</text:p>
      <text:p text:style-name="P1"><text:tab/>lockers=number_of_students-count;</text:p>
      <text:p text:style-name="P1"><text:tab/>return lockers;</text:p>
      <text:p text:style-name="P1">}</text:p>
      <text:p text:style-name="P1">// Nothing below</text:p>
      <text:p text:style-name="P1"/>
      <text:p text:style-name="P1">void test1(int arr[][3], int size)</text:p>
      <text:p text:style-name="P1">{</text:p>
      <text:p text:style-name="P1"><text:s text:c="4"/>printf("\n\nTask 1 Results\n\n");</text:p>
      <text:p text:style-name="P1"><text:s text:c="4"/>int passed = 0;</text:p>
      <text:p text:style-name="P1"><text:s text:c="4"/>int failed = 0;</text:p>
      <text:p text:style-name="P1"><text:s text:c="4"/>int val;</text:p>
      <text:p text:style-name="P1"><text:s text:c="4"/>for (int i = 0; i &lt; size; i++)</text:p>
      <text:p text:style-name="P1"><text:s text:c="4"/>{</text:p>
      <text:p text:style-name="P1"><text:s text:c="8"/>val = openLocks(arr[i][0], arr[i][1]);</text:p>
      <text:p text:style-name="P1"><text:s text:c="8"/>if (val == arr[i][2])</text:p>
      <text:p text:style-name="P1"><text:s text:c="12"/>passed++;</text:p>
      <text:p text:style-name="P1"><text:s text:c="8"/>else</text:p>
      <text:p text:style-name="P1"><text:s text:c="8"/>{</text:p>
      <text:p text:style-name="P1"><text:s text:c="12"/>failed++;</text:p>
      <text:p text:style-name="P1"><text:s text:c="12"/>printf("Test Failed\n");</text:p>
      <text:p text:style-name="P1"><text:s text:c="12"/>printf("Lockers = %d\n", arr[i][0]);</text:p>
      <text:p text:style-name="P1"><text:s text:c="12"/>printf("Students= %d\n", arr[i][1]);</text:p>
      <text:p text:style-name="P1"><text:s text:c="12"/>printf("Expected= %d\n", arr[i][2]);</text:p>
      <text:p text:style-name="P1"><text:s text:c="12"/>printf("Result = <text:s/>%d", val);</text:p>
      <text:p text:style-name="P1"><text:s text:c="12"/>printf("\n-------------------------------------");</text:p>
      <text:p text:style-name="P1"><text:s text:c="12"/>printf("\n\n");</text:p>
      <text:p text:style-name="P1"><text:s text:c="8"/>}</text:p>
      <text:p text:style-name="P1"><text:s text:c="4"/>}</text:p>
      <text:p text:style-name="P1"><text:s text:c="4"/>printf("\n\n");</text:p>
      <text:p text:style-name="P1"><text:s text:c="4"/>printf("Total Passed: %d\n", passed);</text:p>
      <text:p text:style-name="P1"><text:s text:c="4"/>printf("Total Failed: %d\n", failed);</text:p>
      <text:p text:style-name="P1"><text:s text:c="4"/>printf("\n\n");</text:p>
      <text:p text:style-name="P1"><text:s text:c="4"/>printf("-----------------------------------------------------------------------------------------------------------------\n");</text:p>
      <text:p text:style-name="P1">}</text:p>
      <text:p text:style-name="P1"/>
      <text:p text:style-name="P1">void test2(int arr[][3], int size)</text:p>
      <text:p text:style-name="P1">{</text:p>
      <text:p text:style-name="P1"><text:s text:c="4"/>printf("\n\nTask 2 Results\n\n");</text:p>
      <text:p text:style-name="P1"><text:s text:c="4"/>int passed = 0;</text:p>
      <text:p text:style-name="P1"><text:s text:c="4"/>int failed = 0;</text:p>
      <text:p text:style-name="P1"><text:s text:c="4"/>int val;</text:p>
      <text:p text:style-name="P1"><text:s text:c="4"/>for (int i = 0; i &lt; size; i++)</text:p>
      <text:p text:style-name="P1"><text:s text:c="4"/>{</text:p>
      <text:p text:style-name="P1"><text:s text:c="8"/>val = mostTouchableLocker(arr[i][0], arr[i][1]);</text:p>
      <text:p text:style-name="P1"><text:s text:c="8"/>if (val == arr[i][2])</text:p>
      <text:p text:style-name="P1"><text:s text:c="12"/>passed++;</text:p>
      <text:p text:style-name="P1"><text:s text:c="8"/>else</text:p>
      <text:p text:style-name="P1"><text:s text:c="8"/>{</text:p>
      <text:p text:style-name="P1"><text:soft-page-break/><text:s text:c="12"/>failed++;</text:p>
      <text:p text:style-name="P1"><text:s text:c="12"/>printf("Test Failed\n");</text:p>
      <text:p text:style-name="P1"><text:s text:c="12"/>printf("Lockers = %d\n", arr[i][0]);</text:p>
      <text:p text:style-name="P1"><text:s text:c="12"/>printf("Students= %d\n", arr[i][1]);</text:p>
      <text:p text:style-name="P1"><text:s text:c="12"/>printf("Expected= %d\n", arr[i][2]);</text:p>
      <text:p text:style-name="P1"><text:s text:c="12"/>printf("Result = <text:s/>%d", val);</text:p>
      <text:p text:style-name="P1"><text:s text:c="12"/>printf("\n-------------------------------------");</text:p>
      <text:p text:style-name="P1"><text:s text:c="12"/>printf("\n\n");</text:p>
      <text:p text:style-name="P1"><text:s text:c="8"/>}</text:p>
      <text:p text:style-name="P1"><text:s text:c="4"/>}</text:p>
      <text:p text:style-name="P1"><text:s text:c="4"/>printf("\n\n");</text:p>
      <text:p text:style-name="P1"><text:s text:c="4"/>printf("Total Passed: %d\n", passed);</text:p>
      <text:p text:style-name="P1"><text:s text:c="4"/>printf("Total Failed: %d\n", failed);</text:p>
      <text:p text:style-name="P1"><text:s text:c="4"/>printf("\n\n");</text:p>
      <text:p text:style-name="P1"><text:s text:c="4"/>printf("-----------------------------------------------------------------------------------------------------------------\n");</text:p>
      <text:p text:style-name="P1">}</text:p>
      <text:p text:style-name="P1"/>
      <text:p text:style-name="P1">void test3(int arr[][3], int size)</text:p>
      <text:p text:style-name="P1">{</text:p>
      <text:p text:style-name="P1"><text:s text:c="4"/>printf("\n\nTask 3 Results\n\n");</text:p>
      <text:p text:style-name="P1"><text:s text:c="4"/>int passed = 0;</text:p>
      <text:p text:style-name="P1"><text:s text:c="4"/>int failed = 0;</text:p>
      <text:p text:style-name="P1"><text:s text:c="4"/>int val;</text:p>
      <text:p text:style-name="P1"><text:s text:c="4"/>for (int i = 0; i &lt; size; i++)</text:p>
      <text:p text:style-name="P1"><text:s text:c="4"/>{</text:p>
      <text:p text:style-name="P1"><text:s text:c="8"/>val = openLocks_t3(arr[i][0], arr[i][1]);</text:p>
      <text:p text:style-name="P1"><text:s text:c="8"/>if (val == arr[i][2])</text:p>
      <text:p text:style-name="P1"><text:s text:c="12"/>passed++;</text:p>
      <text:p text:style-name="P1"><text:s text:c="8"/>else</text:p>
      <text:p text:style-name="P1"><text:s text:c="8"/>{</text:p>
      <text:p text:style-name="P1"><text:s text:c="12"/>failed++;</text:p>
      <text:p text:style-name="P1"><text:s text:c="12"/>printf("Test Failed\n");</text:p>
      <text:p text:style-name="P1"><text:s text:c="12"/>printf("Lockers = %d\n", arr[i][0]);</text:p>
      <text:p text:style-name="P1"><text:s text:c="12"/>printf("Students= %d\n", arr[i][1]);</text:p>
      <text:p text:style-name="P1"><text:s text:c="12"/>printf("Expected= %d\n", arr[i][2]);</text:p>
      <text:p text:style-name="P1"><text:s text:c="12"/>printf("Result = <text:s/>%d", val);</text:p>
      <text:p text:style-name="P1"><text:s text:c="12"/>printf("\n-------------------------------------");</text:p>
      <text:p text:style-name="P1"><text:s text:c="12"/>printf("\n\n");</text:p>
      <text:p text:style-name="P1"><text:s text:c="8"/>}</text:p>
      <text:p text:style-name="P1"><text:s text:c="4"/>}</text:p>
      <text:p text:style-name="P1"><text:s text:c="4"/>printf("\n\n");</text:p>
      <text:p text:style-name="P1"><text:s text:c="4"/>printf("Total Passed: %d\n", passed);</text:p>
      <text:p text:style-name="P1"><text:s text:c="4"/>printf("Total Failed: %d\n", failed);</text:p>
      <text:p text:style-name="P1"><text:s text:c="4"/>printf("\n\n");</text:p>
      <text:p text:style-name="P1"><text:s text:c="4"/>printf("-----------------------------------------------------------------------------------------------------------------\n");</text:p>
      <text:p text:style-name="P1">}</text:p>
      <text:p text:style-name="P1"/>
      <text:p text:style-name="P1">void test4(int arr[][3], int size)</text:p>
      <text:p text:style-name="P1"><text:soft-page-break/>{</text:p>
      <text:p text:style-name="P1"><text:s text:c="4"/>printf("\n\nTask 4 Results\n\n");</text:p>
      <text:p text:style-name="P1"><text:s text:c="4"/>int passed = 0;</text:p>
      <text:p text:style-name="P1"><text:s text:c="4"/>int failed = 0;</text:p>
      <text:p text:style-name="P1"><text:s text:c="4"/>int val;</text:p>
      <text:p text:style-name="P1"><text:s text:c="4"/>for (int i = 0; i &lt; size; i++)</text:p>
      <text:p text:style-name="P1"><text:s text:c="4"/>{</text:p>
      <text:p text:style-name="P1"><text:s text:c="8"/>val = openLocks_t4(arr[i][0], arr[i][1]);</text:p>
      <text:p text:style-name="P1"><text:s text:c="8"/>if (val == arr[i][2])</text:p>
      <text:p text:style-name="P1"><text:s text:c="12"/>passed++;</text:p>
      <text:p text:style-name="P1"><text:s text:c="8"/>else</text:p>
      <text:p text:style-name="P1"><text:s text:c="8"/>{</text:p>
      <text:p text:style-name="P1"><text:s text:c="12"/>failed++;</text:p>
      <text:p text:style-name="P1"><text:s text:c="12"/>printf("Test Failed\n");</text:p>
      <text:p text:style-name="P1"><text:s text:c="12"/>printf("Lockers = %d\n", arr[i][0]);</text:p>
      <text:p text:style-name="P1"><text:s text:c="12"/>printf("Students= %d\n", arr[i][1]);</text:p>
      <text:p text:style-name="P1"><text:s text:c="12"/>printf("Expected= %d\n", arr[i][2]);</text:p>
      <text:p text:style-name="P1"><text:s text:c="12"/>printf("Result = <text:s/>%d", val);</text:p>
      <text:p text:style-name="P1"><text:s text:c="12"/>printf("\n-------------------------------------");</text:p>
      <text:p text:style-name="P1"><text:s text:c="12"/>printf("\n\n");</text:p>
      <text:p text:style-name="P1"><text:s text:c="8"/>}</text:p>
      <text:p text:style-name="P1"><text:s text:c="4"/>}</text:p>
      <text:p text:style-name="P1"><text:s text:c="4"/>printf("\n\n");</text:p>
      <text:p text:style-name="P1"><text:s text:c="4"/>printf("Total Passed: %d\n", passed);</text:p>
      <text:p text:style-name="P1"><text:s text:c="4"/>printf("Total Failed: %d\n", failed);</text:p>
      <text:p text:style-name="P1"><text:s text:c="4"/>printf("\n\n");</text:p>
      <text:p text:style-name="P1"><text:s text:c="4"/>printf("-----------------------------------------------------------------------------------------------------------------\n");</text:p>
      <text:p text:style-name="P1">}</text:p>
      <text:p text:style-name="P1"/>
      <text:p text:style-name="P1">int main()</text:p>
      <text:p text:style-name="P1">{</text:p>
      <text:p text:style-name="P1"><text:s text:c="4"/>int arr1[10][3] = {{10,10,3},</text:p>
      <text:p text:style-name="P1"><text:s text:c="22"/>{100,100,10},</text:p>
      <text:p text:style-name="P1"><text:s text:c="22"/>{100,72,34},</text:p>
      <text:p text:style-name="P1"><text:s text:c="22"/>{70,100,8},</text:p>
      <text:p text:style-name="P1"><text:s text:c="22"/>{10000,1000,5228},</text:p>
      <text:p text:style-name="P1"><text:s text:c="22"/>{0,0,0},</text:p>
      <text:p text:style-name="P1"><text:s text:c="22"/>{1,0,0},</text:p>
      <text:p text:style-name="P1"><text:s text:c="22"/>{10000,10000,100},</text:p>
      <text:p text:style-name="P1"><text:s text:c="22"/>{10000,2000,5187},</text:p>
      <text:p text:style-name="P1"><text:s text:c="22"/>{17000,2154,8989}};</text:p>
      <text:p text:style-name="P1"><text:s text:c="4"/>int arr2[10][3] = {{10,10,10},</text:p>
      <text:p text:style-name="P1"><text:s text:c="22"/>{20,10,20},</text:p>
      <text:p text:style-name="P1"><text:s text:c="22"/>{72,100,72},</text:p>
      <text:p text:style-name="P1"><text:s text:c="22"/>{100,70,60},</text:p>
      <text:p text:style-name="P1"><text:s text:c="22"/>{150,40,120},</text:p>
      <text:p text:style-name="P1"><text:s text:c="22"/>{15,7,12},</text:p>
      <text:p text:style-name="P1"><text:s text:c="22"/>{1500,450,1260},</text:p>
      <text:p text:style-name="P1"><text:s text:c="22"/>{100,100,96},</text:p>
      <text:p text:style-name="P1"><text:s text:c="22"/>{17000,2154,15120},</text:p>
      <text:p text:style-name="P1"><text:soft-page-break/><text:s text:c="22"/>{10000,10000,9240}};</text:p>
      <text:p text:style-name="P1"><text:s text:c="4"/>int arr3[10][3] = {{10,10,3},</text:p>
      <text:p text:style-name="P1"><text:s text:c="22"/>{100,100,3},</text:p>
      <text:p text:style-name="P1"><text:s text:c="22"/>{100,95,6},</text:p>
      <text:p text:style-name="P1"><text:s text:c="22"/>{1000,60,1},</text:p>
      <text:p text:style-name="P1"><text:s text:c="22"/>{1000,10000,3},</text:p>
      <text:p text:style-name="P1"><text:s text:c="22"/>{10000,95,598},</text:p>
      <text:p text:style-name="P1"><text:s text:c="22"/>{100,12,8},</text:p>
      <text:p text:style-name="P1"><text:s text:c="22"/>{1500,450,3},</text:p>
      <text:p text:style-name="P1"><text:s text:c="22"/>{1700,2154,1},</text:p>
      <text:p text:style-name="P1"><text:s text:c="22"/>{1000,60,61}};</text:p>
      <text:p text:style-name="P1"/>
      <text:p text:style-name="P1"><text:s text:c="4"/>int arr4[10][3] = {{10,10,6},</text:p>
      <text:p text:style-name="P1"><text:s text:c="22"/>{100,100,39},</text:p>
      <text:p text:style-name="P1"><text:s text:c="22"/>{100,95,41},</text:p>
      <text:p text:style-name="P1"><text:s text:c="22"/>{1000,96,40},</text:p>
      <text:p text:style-name="P1"><text:s text:c="22"/>{1000,10000,463},</text:p>
      <text:p text:style-name="P1"><text:s text:c="22"/>{10000,95,5827},</text:p>
      <text:p text:style-name="P1"><text:s text:c="22"/>{100,12,74},</text:p>
      <text:p text:style-name="P1"><text:s text:c="22"/>{1000,97,657},</text:p>
      <text:p text:style-name="P1"><text:s text:c="22"/>{1700,2154,818},</text:p>
      <text:p text:style-name="P1"><text:s text:c="22"/>{1000,1,1000}};</text:p>
      <text:p text:style-name="P1"><text:s text:c="4"/>test1(arr1,10);</text:p>
      <text:p text:style-name="P1"><text:s text:c="4"/>test2(arr2,10);</text:p>
      <text:p text:style-name="P1"><text:s text:c="4"/>test3(arr3,10);</text:p>
      <text:p text:style-name="P1"><text:s text:c="4"/>test4(arr4,10);</text:p>
      <text:p text:style-name="P1"><text:s text:c="4"/>return 0;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01:36:33.651088136</meta:creation-date>
    <dc:date>2023-11-04T01:38:22.559547037</dc:date>
    <meta:editing-duration>PT1M54S</meta:editing-duration>
    <meta:editing-cycles>1</meta:editing-cycles>
    <meta:document-statistic meta:table-count="0" meta:image-count="0" meta:object-count="0" meta:page-count="5" meta:paragraph-count="217" meta:word-count="446" meta:character-count="5843" meta:non-whitespace-character-count="3970"/>
    <meta:generator>LibreOffice/7.3.7.2$Linux_X86_64 LibreOffice_project/30$Build-2</meta:generator>
  </office:meta>
</office:document-meta>
</file>